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HG ゴシックB Sun" svg:font-family="&quot;HG ゴシックB Sun&quot;"/>
    <style:font-face style:name="ＭＳ Ｐゴシック" svg:font-family="&quot;ＭＳ Ｐゴシック&quot;"/>
    <style:font-face style:name="Var(--jp-code-font-family)" svg:font-family="Var(--jp-code-font-family)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50"/>
    <style:style style:name="ce4" style:family="table-cell" style:parent-style-name="Default" style:data-style-name="N48"/>
    <style:style style:name="ce5" style:family="table-cell" style:parent-style-name="Default" style:data-style-name="N49"/>
    <style:style style:name="ce6" style:family="table-cell" style:parent-style-name="Default" style:data-style-name="N0">
      <style:table-cell-properties style:vertical-align="middle" fo:wrap-option="wrap"/>
      <style:text-properties style:font-name="HG ゴシックB Sun" style:font-name-asian="HG ゴシックB Sun" style:font-name-complex="HG ゴシックB Sun" fo:font-size="10pt" style:font-size-asian="10pt" style:font-size-complex="10pt" style:font-family-generic="moder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ar(--jp-code-font-family)" style:font-name-asian="Var(--jp-code-font-family)" style:font-name-complex="Var(--jp-code-font-family)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irplane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3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123.625" table:style-name="ce7">
            <text:p>123.625</text:p>
          </table:table-cell>
          <table:table-cell office:value-type="float" office:value="27.5233638021394" table:style-name="ce4">
            <text:p>27.523</text:p>
          </table:table-cell>
          <table:table-cell office:value-type="float" office:value="0.77559725528397705" table:style-name="ce5">
            <text:p>0.77560</text:p>
          </table:table-cell>
          <table:table-cell office:value-type="float" office:value="18617.203125" table:style-name="ce2">
            <text:p>18617.20</text:p>
          </table:table-cell>
          <table:table-cell office:value-type="float" office:value="5220.8425292968705" table:style-name="ce2">
            <text:p>5220.84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97.875" table:style-name="ce7">
            <text:p>97.875</text:p>
          </table:table-cell>
          <table:table-cell office:value-type="float" office:value="28.6104420935986" table:style-name="ce4">
            <text:p>28.610</text:p>
          </table:table-cell>
          <table:table-cell office:value-type="float" office:value="0.80100905485988605" table:style-name="ce5">
            <text:p>0.80101</text:p>
          </table:table-cell>
          <table:table-cell office:value-type="float" office:value="17196.264160156199" table:style-name="ce2">
            <text:p>17196.26</text:p>
          </table:table-cell>
          <table:table-cell office:value-type="float" office:value="5200.42041015625" table:style-name="ce2">
            <text:p>5200.42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81.125" table:style-name="ce7">
            <text:p>81.125</text:p>
          </table:table-cell>
          <table:table-cell office:value-type="float" office:value="29.445133078858401" table:style-name="ce4">
            <text:p>29.445</text:p>
          </table:table-cell>
          <table:table-cell office:value-type="float" office:value="0.81698587460121497" table:style-name="ce5">
            <text:p>0.81699</text:p>
          </table:table-cell>
          <table:table-cell office:value-type="float" office:value="16199.5244140625" table:style-name="ce2">
            <text:p>16199.52</text:p>
          </table:table-cell>
          <table:table-cell office:value-type="float" office:value="5017.2951660156205" table:style-name="ce2">
            <text:p>5017.30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68.5" table:style-name="ce7">
            <text:p>68.5</text:p>
          </table:table-cell>
          <table:table-cell office:value-type="float" office:value="30.3111199479414" table:style-name="ce4">
            <text:p>30.311</text:p>
          </table:table-cell>
          <table:table-cell office:value-type="float" office:value="0.83553119581580604" table:style-name="ce5">
            <text:p>0.83553</text:p>
          </table:table-cell>
          <table:table-cell office:value-type="float" office:value="15432.631347656201" table:style-name="ce2">
            <text:p>15432.63</text:p>
          </table:table-cell>
          <table:table-cell office:value-type="float" office:value="4749.4152832031205" table:style-name="ce2">
            <text:p>4749.42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59" table:style-name="ce7">
            <text:p>59</text:p>
          </table:table-cell>
          <table:table-cell office:value-type="float" office:value="31.0612203604875" table:style-name="ce4">
            <text:p>31.061</text:p>
          </table:table-cell>
          <table:table-cell office:value-type="float" office:value="0.85014513191385699" table:style-name="ce5">
            <text:p>0.85015</text:p>
          </table:table-cell>
          <table:table-cell office:value-type="float" office:value="15069.689941406201" table:style-name="ce2">
            <text:p>15069.69</text:p>
          </table:table-cell>
          <table:table-cell office:value-type="float" office:value="4735.2946777343705" table:style-name="ce2">
            <text:p>4735.29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51.625" table:style-name="ce7">
            <text:p>51.625</text:p>
          </table:table-cell>
          <table:table-cell office:value-type="float" office:value="31.723198687651902" table:style-name="ce4">
            <text:p>31.723</text:p>
          </table:table-cell>
          <table:table-cell office:value-type="float" office:value="0.86102317276664897" table:style-name="ce5">
            <text:p>0.86102</text:p>
          </table:table-cell>
          <table:table-cell office:value-type="float" office:value="14528.020996093701" table:style-name="ce2">
            <text:p>14528.02</text:p>
          </table:table-cell>
          <table:table-cell office:value-type="float" office:value="4578.130859375" table:style-name="ce2">
            <text:p>4578.13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45.625" table:style-name="ce7">
            <text:p>45.625</text:p>
          </table:table-cell>
          <table:table-cell office:value-type="float" office:value="32.377352194274998" table:style-name="ce4">
            <text:p>32.377</text:p>
          </table:table-cell>
          <table:table-cell office:value-type="float" office:value="0.87198685906195095" table:style-name="ce5">
            <text:p>0.87199</text:p>
          </table:table-cell>
          <table:table-cell office:value-type="float" office:value="14074.5458984375" table:style-name="ce2">
            <text:p>14074.55</text:p>
          </table:table-cell>
          <table:table-cell office:value-type="float" office:value="4439.9553222656205" table:style-name="ce2">
            <text:p>4439.96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40.625" table:style-name="ce7">
            <text:p>40.625</text:p>
          </table:table-cell>
          <table:table-cell office:value-type="float" office:value="32.983750119985899" table:style-name="ce4">
            <text:p>32.984</text:p>
          </table:table-cell>
          <table:table-cell office:value-type="float" office:value="0.88166639799047197" table:style-name="ce5">
            <text:p>0.88167</text:p>
          </table:table-cell>
          <table:table-cell office:value-type="float" office:value="13654.5927734375" table:style-name="ce2">
            <text:p>13654.59</text:p>
          </table:table-cell>
          <table:table-cell office:value-type="float" office:value="4430.9035644531205" table:style-name="ce2">
            <text:p>4430.90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36.5" table:style-name="ce7">
            <text:p>36.5</text:p>
          </table:table-cell>
          <table:table-cell office:value-type="float" office:value="33.523003720446098" table:style-name="ce4">
            <text:p>33.523</text:p>
          </table:table-cell>
          <table:table-cell office:value-type="float" office:value="0.88930846698091404" table:style-name="ce5">
            <text:p>0.88931</text:p>
          </table:table-cell>
          <table:table-cell office:value-type="float" office:value="13383.36328125" table:style-name="ce2">
            <text:p>13383.36</text:p>
          </table:table-cell>
          <table:table-cell office:value-type="float" office:value="4356.1379394531205" table:style-name="ce2">
            <text:p>4356.14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33.125" table:style-name="ce7">
            <text:p>33.125</text:p>
          </table:table-cell>
          <table:table-cell office:value-type="float" office:value="34.030481561444297" table:style-name="ce4">
            <text:p>34.030</text:p>
          </table:table-cell>
          <table:table-cell office:value-type="float" office:value="0.89706640380838798" table:style-name="ce5">
            <text:p>0.89707</text:p>
          </table:table-cell>
          <table:table-cell office:value-type="float" office:value="13341.6005859375" table:style-name="ce2">
            <text:p>13341.60</text:p>
          </table:table-cell>
          <table:table-cell office:value-type="float" office:value="4397.42138671875" table:style-name="ce2">
            <text:p>4397.42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30.125" table:style-name="ce7">
            <text:p>30.125</text:p>
          </table:table-cell>
          <table:table-cell office:value-type="float" office:value="34.530331472077798" table:style-name="ce4">
            <text:p>34.530</text:p>
          </table:table-cell>
          <table:table-cell office:value-type="float" office:value="0.90396540471768105" table:style-name="ce5">
            <text:p>0.90397</text:p>
          </table:table-cell>
          <table:table-cell office:value-type="float" office:value="13139.75" table:style-name="ce2">
            <text:p>13139.75</text:p>
          </table:table-cell>
          <table:table-cell office:value-type="float" office:value="4423.43115234375" table:style-name="ce2">
            <text:p>4423.43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27.625" table:style-name="ce7">
            <text:p>27.625</text:p>
          </table:table-cell>
          <table:table-cell office:value-type="float" office:value="34.999736692708801" table:style-name="ce4">
            <text:p>35.000</text:p>
          </table:table-cell>
          <table:table-cell office:value-type="float" office:value="0.90983800973784501" table:style-name="ce5">
            <text:p>0.90984</text:p>
          </table:table-cell>
          <table:table-cell office:value-type="float" office:value="12968.35546875" table:style-name="ce2">
            <text:p>12968.36</text:p>
          </table:table-cell>
          <table:table-cell office:value-type="float" office:value="4381.455078125" table:style-name="ce2">
            <text:p>4381.46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25.375" table:style-name="ce7">
            <text:p>25.375</text:p>
          </table:table-cell>
          <table:table-cell office:value-type="float" office:value="35.468399804900201" table:style-name="ce4">
            <text:p>35.468</text:p>
          </table:table-cell>
          <table:table-cell office:value-type="float" office:value="0.91549752326616396" table:style-name="ce5">
            <text:p>0.91550</text:p>
          </table:table-cell>
          <table:table-cell office:value-type="float" office:value="12894.551269531201" table:style-name="ce2">
            <text:p>12894.55</text:p>
          </table:table-cell>
          <table:table-cell office:value-type="float" office:value="4300.07080078125" table:style-name="ce2">
            <text:p>4300.07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77680.01549236401" table:style-name="ce6">
            <text:p>177680.0155</text:p>
          </table:table-cell>
          <table:table-cell office:value-type="float" office:value="1802920.7205000201" table:style-name="ce7">
            <text:p>1802920.721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3"/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  <table:table table:name="Barbara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139.375" table:style-name="ce7">
            <text:p>139.375</text:p>
          </table:table-cell>
          <table:table-cell office:value-type="float" office:value="25.7695251498413" table:style-name="ce4">
            <text:p>25.770</text:p>
          </table:table-cell>
          <table:table-cell office:value-type="float" office:value="0.73648494534555997" table:style-name="ce5">
            <text:p>0.73648</text:p>
          </table:table-cell>
          <table:table-cell office:value-type="float" office:value="37643.8310546875" table:style-name="ce2">
            <text:p>37643.83</text:p>
          </table:table-cell>
          <table:table-cell office:value-type="float" office:value="8254.3596191406195" table:style-name="ce2">
            <text:p>8254.36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113.75" table:style-name="ce7">
            <text:p>113.75</text:p>
          </table:table-cell>
          <table:table-cell office:value-type="float" office:value="26.658976841031102" table:style-name="ce4">
            <text:p>26.659</text:p>
          </table:table-cell>
          <table:table-cell office:value-type="float" office:value="0.76624150773283395" table:style-name="ce5">
            <text:p>0.76624</text:p>
          </table:table-cell>
          <table:table-cell office:value-type="float" office:value="38018.307128906199" table:style-name="ce2">
            <text:p>38018.31</text:p>
          </table:table-cell>
          <table:table-cell office:value-type="float" office:value="8392.76708984375" table:style-name="ce2">
            <text:p>8392.77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95.75" table:style-name="ce7">
            <text:p>95.75</text:p>
          </table:table-cell>
          <table:table-cell office:value-type="float" office:value="27.424629930719298" table:style-name="ce4">
            <text:p>27.425</text:p>
          </table:table-cell>
          <table:table-cell office:value-type="float" office:value="0.79032035531811995" table:style-name="ce5">
            <text:p>0.79032</text:p>
          </table:table-cell>
          <table:table-cell office:value-type="float" office:value="37989.794433593699" table:style-name="ce2">
            <text:p>37989.79</text:p>
          </table:table-cell>
          <table:table-cell office:value-type="float" office:value="8075.2570800781205" table:style-name="ce2">
            <text:p>8075.26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82.625" table:style-name="ce7">
            <text:p>82.625</text:p>
          </table:table-cell>
          <table:table-cell office:value-type="float" office:value="28.130505743879301" table:style-name="ce4">
            <text:p>28.131</text:p>
          </table:table-cell>
          <table:table-cell office:value-type="float" office:value="0.80947971014256004" table:style-name="ce5">
            <text:p>0.80948</text:p>
          </table:table-cell>
          <table:table-cell office:value-type="float" office:value="37478.345703125" table:style-name="ce2">
            <text:p>37478.35</text:p>
          </table:table-cell>
          <table:table-cell office:value-type="float" office:value="8226.3332519531195" table:style-name="ce2">
            <text:p>8226.33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72.25" table:style-name="ce7">
            <text:p>72.25</text:p>
          </table:table-cell>
          <table:table-cell office:value-type="float" office:value="28.7895662072265" table:style-name="ce4">
            <text:p>28.790</text:p>
          </table:table-cell>
          <table:table-cell office:value-type="float" office:value="0.82547908751337096" table:style-name="ce5">
            <text:p>0.82548</text:p>
          </table:table-cell>
          <table:table-cell office:value-type="float" office:value="37332.7939453125" table:style-name="ce2">
            <text:p>37332.79</text:p>
          </table:table-cell>
          <table:table-cell office:value-type="float" office:value="8322.662109375" table:style-name="ce2">
            <text:p>8322.66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64.125" table:style-name="ce7">
            <text:p>64.125</text:p>
          </table:table-cell>
          <table:table-cell office:value-type="float" office:value="29.376475587925299" table:style-name="ce4">
            <text:p>29.376</text:p>
          </table:table-cell>
          <table:table-cell office:value-type="float" office:value="0.83869703127064499" table:style-name="ce5">
            <text:p>0.83870</text:p>
          </table:table-cell>
          <table:table-cell office:value-type="float" office:value="37677.297363281199" table:style-name="ce2">
            <text:p>37677.30</text:p>
          </table:table-cell>
          <table:table-cell office:value-type="float" office:value="8482.87451171875" table:style-name="ce2">
            <text:p>8482.87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57.125" table:style-name="ce7">
            <text:p>57.125</text:p>
          </table:table-cell>
          <table:table-cell office:value-type="float" office:value="29.9634728627999" table:style-name="ce4">
            <text:p>29.963</text:p>
          </table:table-cell>
          <table:table-cell office:value-type="float" office:value="0.85094969731908099" table:style-name="ce5">
            <text:p>0.85095</text:p>
          </table:table-cell>
          <table:table-cell office:value-type="float" office:value="38244.4326171875" table:style-name="ce2">
            <text:p>38244.43</text:p>
          </table:table-cell>
          <table:table-cell office:value-type="float" office:value="8402.5080566406195" table:style-name="ce2">
            <text:p>8402.51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51.75" table:style-name="ce7">
            <text:p>51.75</text:p>
          </table:table-cell>
          <table:table-cell office:value-type="float" office:value="30.468243216691601" table:style-name="ce4">
            <text:p>30.468</text:p>
          </table:table-cell>
          <table:table-cell office:value-type="float" office:value="0.86163345610771602" table:style-name="ce5">
            <text:p>0.86163</text:p>
          </table:table-cell>
          <table:table-cell office:value-type="float" office:value="38449.654785156199" table:style-name="ce2">
            <text:p>38449.65</text:p>
          </table:table-cell>
          <table:table-cell office:value-type="float" office:value="8436.1672363281195" table:style-name="ce2">
            <text:p>8436.17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47.125" table:style-name="ce7">
            <text:p>47.125</text:p>
          </table:table-cell>
          <table:table-cell office:value-type="float" office:value="30.966577236484198" table:style-name="ce4">
            <text:p>30.967</text:p>
          </table:table-cell>
          <table:table-cell office:value-type="float" office:value="0.87043223414032" table:style-name="ce5">
            <text:p>0.87043</text:p>
          </table:table-cell>
          <table:table-cell office:value-type="float" office:value="38225.278808593699" table:style-name="ce2">
            <text:p>38225.28</text:p>
          </table:table-cell>
          <table:table-cell office:value-type="float" office:value="8758.51220703125" table:style-name="ce2">
            <text:p>8758.51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43" table:style-name="ce7">
            <text:p>43</text:p>
          </table:table-cell>
          <table:table-cell office:value-type="float" office:value="31.454630514925199" table:style-name="ce4">
            <text:p>31.455</text:p>
          </table:table-cell>
          <table:table-cell office:value-type="float" office:value="0.87922253600406897" table:style-name="ce5">
            <text:p>0.87922</text:p>
          </table:table-cell>
          <table:table-cell office:value-type="float" office:value="38860.5908203125" table:style-name="ce2">
            <text:p>38860.59</text:p>
          </table:table-cell>
          <table:table-cell office:value-type="float" office:value="8890.5124511718695" table:style-name="ce2">
            <text:p>8890.51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39.5" table:style-name="ce7">
            <text:p>39.5</text:p>
          </table:table-cell>
          <table:table-cell office:value-type="float" office:value="31.919655240948099" table:style-name="ce4">
            <text:p>31.920</text:p>
          </table:table-cell>
          <table:table-cell office:value-type="float" office:value="0.88708159097705597" table:style-name="ce5">
            <text:p>0.88708</text:p>
          </table:table-cell>
          <table:table-cell office:value-type="float" office:value="38657.148925781199" table:style-name="ce2">
            <text:p>38657.15</text:p>
          </table:table-cell>
          <table:table-cell office:value-type="float" office:value="8691.9016113281195" table:style-name="ce2">
            <text:p>8691.90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36.375" table:style-name="ce7">
            <text:p>36.375</text:p>
          </table:table-cell>
          <table:table-cell office:value-type="float" office:value="32.365753839442903" table:style-name="ce4">
            <text:p>32.366</text:p>
          </table:table-cell>
          <table:table-cell office:value-type="float" office:value="0.89380422170130802" table:style-name="ce5">
            <text:p>0.89380</text:p>
          </table:table-cell>
          <table:table-cell office:value-type="float" office:value="38738.4091796875" table:style-name="ce2">
            <text:p>38738.41</text:p>
          </table:table-cell>
          <table:table-cell office:value-type="float" office:value="8731.78076171875" table:style-name="ce2">
            <text:p>8731.78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33.75" table:style-name="ce7">
            <text:p>33.75</text:p>
          </table:table-cell>
          <table:table-cell office:value-type="float" office:value="32.788037775259703" table:style-name="ce4">
            <text:p>32.788</text:p>
          </table:table-cell>
          <table:table-cell office:value-type="float" office:value="0.90070354886019099" table:style-name="ce5">
            <text:p>0.90070</text:p>
          </table:table-cell>
          <table:table-cell office:value-type="float" office:value="38758.4619140625" table:style-name="ce2">
            <text:p>38758.46</text:p>
          </table:table-cell>
          <table:table-cell office:value-type="float" office:value="8573.3894042968695" table:style-name="ce2">
            <text:p>8573.39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4785.961035435" table:style-name="ce6">
            <text:p>204785.961</text:p>
          </table:table-cell>
          <table:table-cell office:value-type="float" office:value="2193214.0104785799" table:style-name="ce7">
            <text:p>2193214.01</text:p>
          </table:table-cell>
          <table:table-cell table:number-columns-repeated="16382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  <table:table table:name="Boat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122" table:style-name="ce7">
            <text:p>122</text:p>
          </table:table-cell>
          <table:table-cell office:value-type="float" office:value="26.795575934602301" table:style-name="ce4">
            <text:p>26.796</text:p>
          </table:table-cell>
          <table:table-cell office:value-type="float" office:value="0.73144872521849702" table:style-name="ce5">
            <text:p>0.73145</text:p>
          </table:table-cell>
          <table:table-cell office:value-type="float" office:value="19916.249511718699" table:style-name="ce2">
            <text:p>19916.25</text:p>
          </table:table-cell>
          <table:table-cell office:value-type="float" office:value="5037.7194824218705" table:style-name="ce2">
            <text:p>5037.72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99.75" table:style-name="ce7">
            <text:p>99.75</text:p>
          </table:table-cell>
          <table:table-cell office:value-type="float" office:value="27.7122678489057" table:style-name="ce4">
            <text:p>27.712</text:p>
          </table:table-cell>
          <table:table-cell office:value-type="float" office:value="0.75985044392286205" table:style-name="ce5">
            <text:p>0.75985</text:p>
          </table:table-cell>
          <table:table-cell office:value-type="float" office:value="19566.845703125" table:style-name="ce2">
            <text:p>19566.85</text:p>
          </table:table-cell>
          <table:table-cell office:value-type="float" office:value="5125.7185058593705" table:style-name="ce2">
            <text:p>5125.72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84.125" table:style-name="ce7">
            <text:p>84.125</text:p>
          </table:table-cell>
          <table:table-cell office:value-type="float" office:value="28.5117176400367" table:style-name="ce4">
            <text:p>28.512</text:p>
          </table:table-cell>
          <table:table-cell office:value-type="float" office:value="0.78365300057893605" table:style-name="ce5">
            <text:p>0.78365</text:p>
          </table:table-cell>
          <table:table-cell office:value-type="float" office:value="19292.987792968699" table:style-name="ce2">
            <text:p>19292.99</text:p>
          </table:table-cell>
          <table:table-cell office:value-type="float" office:value="4968.6672363281205" table:style-name="ce2">
            <text:p>4968.67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72.875" table:style-name="ce7">
            <text:p>72.875</text:p>
          </table:table-cell>
          <table:table-cell office:value-type="float" office:value="29.175892420549101" table:style-name="ce4">
            <text:p>29.176</text:p>
          </table:table-cell>
          <table:table-cell office:value-type="float" office:value="0.80140422243328402" table:style-name="ce5">
            <text:p>0.80140</text:p>
          </table:table-cell>
          <table:table-cell office:value-type="float" office:value="18885.169921875" table:style-name="ce2">
            <text:p>18885.17</text:p>
          </table:table-cell>
          <table:table-cell office:value-type="float" office:value="5160.5041503906205" table:style-name="ce2">
            <text:p>5160.50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63.75" table:style-name="ce7">
            <text:p>63.75</text:p>
          </table:table-cell>
          <table:table-cell office:value-type="float" office:value="29.837116501747101" table:style-name="ce4">
            <text:p>29.837</text:p>
          </table:table-cell>
          <table:table-cell office:value-type="float" office:value="0.81942211938114895" table:style-name="ce5">
            <text:p>0.81942</text:p>
          </table:table-cell>
          <table:table-cell office:value-type="float" office:value="18739.024902343699" table:style-name="ce2">
            <text:p>18739.02</text:p>
          </table:table-cell>
          <table:table-cell office:value-type="float" office:value="5073.5344238281205" table:style-name="ce2">
            <text:p>5073.53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56.25" table:style-name="ce7">
            <text:p>56.25</text:p>
          </table:table-cell>
          <table:table-cell office:value-type="float" office:value="30.4781969973399" table:style-name="ce4">
            <text:p>30.478</text:p>
          </table:table-cell>
          <table:table-cell office:value-type="float" office:value="0.83442143564902704" table:style-name="ce5">
            <text:p>0.83442</text:p>
          </table:table-cell>
          <table:table-cell office:value-type="float" office:value="18439.818847656199" table:style-name="ce2">
            <text:p>18439.82</text:p>
          </table:table-cell>
          <table:table-cell office:value-type="float" office:value="4981.4099121093705" table:style-name="ce2">
            <text:p>4981.41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50.375" table:style-name="ce7">
            <text:p>50.375</text:p>
          </table:table-cell>
          <table:table-cell office:value-type="float" office:value="31.033492533088499" table:style-name="ce4">
            <text:p>31.033</text:p>
          </table:table-cell>
          <table:table-cell office:value-type="float" office:value="0.84701296404034898" table:style-name="ce5">
            <text:p>0.84701</text:p>
          </table:table-cell>
          <table:table-cell office:value-type="float" office:value="17909.150390625" table:style-name="ce2">
            <text:p>17909.15</text:p>
          </table:table-cell>
          <table:table-cell office:value-type="float" office:value="4820.2307128906205" table:style-name="ce2">
            <text:p>4820.23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45.5" table:style-name="ce7">
            <text:p>45.5</text:p>
          </table:table-cell>
          <table:table-cell office:value-type="float" office:value="31.562544490428401" table:style-name="ce4">
            <text:p>31.563</text:p>
          </table:table-cell>
          <table:table-cell office:value-type="float" office:value="0.85804469725450705" table:style-name="ce5">
            <text:p>0.85804</text:p>
          </table:table-cell>
          <table:table-cell office:value-type="float" office:value="17709.533203125" table:style-name="ce2">
            <text:p>17709.53</text:p>
          </table:table-cell>
          <table:table-cell office:value-type="float" office:value="4972.62841796875" table:style-name="ce2">
            <text:p>4972.63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41.375" table:style-name="ce7">
            <text:p>41.375</text:p>
          </table:table-cell>
          <table:table-cell office:value-type="float" office:value="32.076911394034099" table:style-name="ce4">
            <text:p>32.077</text:p>
          </table:table-cell>
          <table:table-cell office:value-type="float" office:value="0.86884791178041099" table:style-name="ce5">
            <text:p>0.86885</text:p>
          </table:table-cell>
          <table:table-cell office:value-type="float" office:value="17257.365722656199" table:style-name="ce2">
            <text:p>17257.37</text:p>
          </table:table-cell>
          <table:table-cell office:value-type="float" office:value="4752.6433105468705" table:style-name="ce2">
            <text:p>4752.64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37.75" table:style-name="ce7">
            <text:p>37.75</text:p>
          </table:table-cell>
          <table:table-cell office:value-type="float" office:value="32.564516123834899" table:style-name="ce4">
            <text:p>32.565</text:p>
          </table:table-cell>
          <table:table-cell office:value-type="float" office:value="0.87827826181050295" table:style-name="ce5">
            <text:p>0.87828</text:p>
          </table:table-cell>
          <table:table-cell office:value-type="float" office:value="16961.183105468699" table:style-name="ce2">
            <text:p>16961.18</text:p>
          </table:table-cell>
          <table:table-cell office:value-type="float" office:value="4736.7937011718705" table:style-name="ce2">
            <text:p>4736.79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34.625" table:style-name="ce7">
            <text:p>34.625</text:p>
          </table:table-cell>
          <table:table-cell office:value-type="float" office:value="33.0418272740459" table:style-name="ce4">
            <text:p>33.042</text:p>
          </table:table-cell>
          <table:table-cell office:value-type="float" office:value="0.88631753747250597" table:style-name="ce5">
            <text:p>0.88632</text:p>
          </table:table-cell>
          <table:table-cell office:value-type="float" office:value="16657.7734375" table:style-name="ce2">
            <text:p>16657.77</text:p>
          </table:table-cell>
          <table:table-cell office:value-type="float" office:value="4680.76220703125" table:style-name="ce2">
            <text:p>4680.76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31.875" table:style-name="ce7">
            <text:p>31.875</text:p>
          </table:table-cell>
          <table:table-cell office:value-type="float" office:value="33.492810568116397" table:style-name="ce4">
            <text:p>33.493</text:p>
          </table:table-cell>
          <table:table-cell office:value-type="float" office:value="0.89398596579259304" table:style-name="ce5">
            <text:p>0.89399</text:p>
          </table:table-cell>
          <table:table-cell office:value-type="float" office:value="16671.569824218699" table:style-name="ce2">
            <text:p>16671.57</text:p>
          </table:table-cell>
          <table:table-cell office:value-type="float" office:value="4672.40869140625" table:style-name="ce2">
            <text:p>4672.41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29.5" table:style-name="ce7">
            <text:p>29.5</text:p>
          </table:table-cell>
          <table:table-cell office:value-type="float" office:value="33.912503028576303" table:style-name="ce4">
            <text:p>33.913</text:p>
          </table:table-cell>
          <table:table-cell office:value-type="float" office:value="0.90092741638131102" table:style-name="ce5">
            <text:p>0.90093</text:p>
          </table:table-cell>
          <table:table-cell office:value-type="float" office:value="16441.7939453125" table:style-name="ce2">
            <text:p>16441.79</text:p>
          </table:table-cell>
          <table:table-cell office:value-type="float" office:value="4584.21044921875" table:style-name="ce2">
            <text:p>4584.21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74086.82998154199" table:style-name="ce6">
            <text:p>174086.83</text:p>
          </table:table-cell>
          <table:table-cell office:value-type="float" office:value="1947734.02548269" table:style-name="ce7">
            <text:p>1947734.025</text:p>
          </table:table-cell>
          <table:table-cell table:number-columns-repeated="16382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  <table:table table:name="Goldhill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99.375" table:style-name="ce7">
            <text:p>99.375</text:p>
          </table:table-cell>
          <table:table-cell office:value-type="float" office:value="27.699140076792599" table:style-name="ce4">
            <text:p>27.699</text:p>
          </table:table-cell>
          <table:table-cell office:value-type="float" office:value="0.69790567706460505" table:style-name="ce5">
            <text:p>0.69791</text:p>
          </table:table-cell>
          <table:table-cell office:value-type="float" office:value="12664.732421875" table:style-name="ce2">
            <text:p>12664.73</text:p>
          </table:table-cell>
          <table:table-cell office:value-type="float" office:value="2765.91650390625" table:style-name="ce2">
            <text:p>2765.92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82.125" table:style-name="ce7">
            <text:p>82.125</text:p>
          </table:table-cell>
          <table:table-cell office:value-type="float" office:value="28.390938983618302" table:style-name="ce4">
            <text:p>28.391</text:p>
          </table:table-cell>
          <table:table-cell office:value-type="float" office:value="0.72875941202754901" table:style-name="ce5">
            <text:p>0.72876</text:p>
          </table:table-cell>
          <table:table-cell office:value-type="float" office:value="12931.5126953125" table:style-name="ce2">
            <text:p>12931.51</text:p>
          </table:table-cell>
          <table:table-cell office:value-type="float" office:value="2819.44116210937" table:style-name="ce2">
            <text:p>2819.44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70.375" table:style-name="ce7">
            <text:p>70.375</text:p>
          </table:table-cell>
          <table:table-cell office:value-type="float" office:value="28.986116152451402" table:style-name="ce4">
            <text:p>28.986</text:p>
          </table:table-cell>
          <table:table-cell office:value-type="float" office:value="0.75220513166341996" table:style-name="ce5">
            <text:p>0.75221</text:p>
          </table:table-cell>
          <table:table-cell office:value-type="float" office:value="13133.9091796875" table:style-name="ce2">
            <text:p>13133.91</text:p>
          </table:table-cell>
          <table:table-cell office:value-type="float" office:value="2877.96606445312" table:style-name="ce2">
            <text:p>2877.97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61.5" table:style-name="ce7">
            <text:p>61.5</text:p>
          </table:table-cell>
          <table:table-cell office:value-type="float" office:value="29.514249341953001" table:style-name="ce4">
            <text:p>29.514</text:p>
          </table:table-cell>
          <table:table-cell office:value-type="float" office:value="0.77184741656143196" table:style-name="ce5">
            <text:p>0.77185</text:p>
          </table:table-cell>
          <table:table-cell office:value-type="float" office:value="12690.534667968701" table:style-name="ce2">
            <text:p>12690.53</text:p>
          </table:table-cell>
          <table:table-cell office:value-type="float" office:value="2861.47021484375" table:style-name="ce2">
            <text:p>2861.47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54.75" table:style-name="ce7">
            <text:p>54.75</text:p>
          </table:table-cell>
          <table:table-cell office:value-type="float" office:value="29.998895315834599" table:style-name="ce4">
            <text:p>29.999</text:p>
          </table:table-cell>
          <table:table-cell office:value-type="float" office:value="0.78909759665342405" table:style-name="ce5">
            <text:p>0.78910</text:p>
          </table:table-cell>
          <table:table-cell office:value-type="float" office:value="12594.931152343701" table:style-name="ce2">
            <text:p>12594.93</text:p>
          </table:table-cell>
          <table:table-cell office:value-type="float" office:value="2909.10083007812" table:style-name="ce2">
            <text:p>2909.10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49.25" table:style-name="ce7">
            <text:p>49.25</text:p>
          </table:table-cell>
          <table:table-cell office:value-type="float" office:value="30.446114568045498" table:style-name="ce4">
            <text:p>30.446</text:p>
          </table:table-cell>
          <table:table-cell office:value-type="float" office:value="0.80444473243969805" table:style-name="ce5">
            <text:p>0.80444</text:p>
          </table:table-cell>
          <table:table-cell office:value-type="float" office:value="12551.481933593701" table:style-name="ce2">
            <text:p>12551.48</text:p>
          </table:table-cell>
          <table:table-cell office:value-type="float" office:value="3027.24951171875" table:style-name="ce2">
            <text:p>3027.25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44.875" table:style-name="ce7">
            <text:p>44.875</text:p>
          </table:table-cell>
          <table:table-cell office:value-type="float" office:value="30.840815636315099" table:style-name="ce4">
            <text:p>30.841</text:p>
          </table:table-cell>
          <table:table-cell office:value-type="float" office:value="0.81770391002310105" table:style-name="ce5">
            <text:p>0.81770</text:p>
          </table:table-cell>
          <table:table-cell office:value-type="float" office:value="12604.732910156201" table:style-name="ce2">
            <text:p>12604.73</text:p>
          </table:table-cell>
          <table:table-cell office:value-type="float" office:value="3025.66015625" table:style-name="ce2">
            <text:p>3025.66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41" table:style-name="ce7">
            <text:p>41</text:p>
          </table:table-cell>
          <table:table-cell office:value-type="float" office:value="31.251435662609499" table:style-name="ce4">
            <text:p>31.251</text:p>
          </table:table-cell>
          <table:table-cell office:value-type="float" office:value="0.82964953557227294" table:style-name="ce5">
            <text:p>0.82965</text:p>
          </table:table-cell>
          <table:table-cell office:value-type="float" office:value="12636.9111328125" table:style-name="ce2">
            <text:p>12636.91</text:p>
          </table:table-cell>
          <table:table-cell office:value-type="float" office:value="3144.35131835937" table:style-name="ce2">
            <text:p>3144.35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37.75" table:style-name="ce7">
            <text:p>37.75</text:p>
          </table:table-cell>
          <table:table-cell office:value-type="float" office:value="31.629540305152101" table:style-name="ce4">
            <text:p>31.630</text:p>
          </table:table-cell>
          <table:table-cell office:value-type="float" office:value="0.84076447838438995" table:style-name="ce5">
            <text:p>0.84076</text:p>
          </table:table-cell>
          <table:table-cell office:value-type="float" office:value="12567.6767578125" table:style-name="ce2">
            <text:p>12567.68</text:p>
          </table:table-cell>
          <table:table-cell office:value-type="float" office:value="3062.07983398437" table:style-name="ce2">
            <text:p>3062.08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35" table:style-name="ce7">
            <text:p>35</text:p>
          </table:table-cell>
          <table:table-cell office:value-type="float" office:value="31.983631192564999" table:style-name="ce4">
            <text:p>31.984</text:p>
          </table:table-cell>
          <table:table-cell office:value-type="float" office:value="0.85032269534692895" table:style-name="ce5">
            <text:p>0.85032</text:p>
          </table:table-cell>
          <table:table-cell office:value-type="float" office:value="12555.627441406201" table:style-name="ce2">
            <text:p>12555.63</text:p>
          </table:table-cell>
          <table:table-cell office:value-type="float" office:value="2956.35791015625" table:style-name="ce2">
            <text:p>2956.36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32.625" table:style-name="ce7">
            <text:p>32.625</text:p>
          </table:table-cell>
          <table:table-cell office:value-type="float" office:value="32.3212574819661" table:style-name="ce4">
            <text:p>32.321</text:p>
          </table:table-cell>
          <table:table-cell office:value-type="float" office:value="0.85895784615877302" table:style-name="ce5">
            <text:p>0.85896</text:p>
          </table:table-cell>
          <table:table-cell office:value-type="float" office:value="12497.3720703125" table:style-name="ce2">
            <text:p>12497.37</text:p>
          </table:table-cell>
          <table:table-cell office:value-type="float" office:value="2916.423828125" table:style-name="ce2">
            <text:p>2916.42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30.375" table:style-name="ce7">
            <text:p>30.375</text:p>
          </table:table-cell>
          <table:table-cell office:value-type="float" office:value="32.667827795729103" table:style-name="ce4">
            <text:p>32.668</text:p>
          </table:table-cell>
          <table:table-cell office:value-type="float" office:value="0.86751346237228499" table:style-name="ce5">
            <text:p>0.86751</text:p>
          </table:table-cell>
          <table:table-cell office:value-type="float" office:value="12501.779296875" table:style-name="ce2">
            <text:p>12501.78</text:p>
          </table:table-cell>
          <table:table-cell office:value-type="float" office:value="2925.3544921875" table:style-name="ce2">
            <text:p>2925.35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28.5" table:style-name="ce7">
            <text:p>28.5</text:p>
          </table:table-cell>
          <table:table-cell office:value-type="float" office:value="32.983678204273197" table:style-name="ce4">
            <text:p>32.984</text:p>
          </table:table-cell>
          <table:table-cell office:value-type="float" office:value="0.87503732918277899" table:style-name="ce5">
            <text:p>0.87504</text:p>
          </table:table-cell>
          <table:table-cell office:value-type="float" office:value="12557.6962890625" table:style-name="ce2">
            <text:p>12557.70</text:p>
          </table:table-cell>
          <table:table-cell office:value-type="float" office:value="2833.12890625" table:style-name="ce2">
            <text:p>2833.13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34925.597835725" table:style-name="ce6">
            <text:p>134925.5978</text:p>
          </table:table-cell>
          <table:table-cell office:value-type="float" office:value="1971848.1525643901" table:style-name="ce7">
            <text:p>1971848.153</text:p>
          </table:table-cell>
          <table:table-cell table:number-columns-repeated="16382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  <table:table table:name="Lenna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99.875" table:style-name="ce7">
            <text:p>99.875</text:p>
          </table:table-cell>
          <table:table-cell office:value-type="float" office:value="29.2738191722718" table:style-name="ce4">
            <text:p>29.274</text:p>
          </table:table-cell>
          <table:table-cell office:value-type="float" office:value="0.79060586748685402" table:style-name="ce5">
            <text:p>0.79061</text:p>
          </table:table-cell>
          <table:table-cell office:value-type="float" office:value="13698.11328125" table:style-name="ce2">
            <text:p>13698.11</text:p>
          </table:table-cell>
          <table:table-cell office:value-type="float" office:value="3578.95654296875" table:style-name="ce2">
            <text:p>3578.96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79.75" table:style-name="ce7">
            <text:p>79.75</text:p>
          </table:table-cell>
          <table:table-cell office:value-type="float" office:value="30.274193660713902" table:style-name="ce4">
            <text:p>30.274</text:p>
          </table:table-cell>
          <table:table-cell office:value-type="float" office:value="0.81234596265000503" table:style-name="ce5">
            <text:p>0.81235</text:p>
          </table:table-cell>
          <table:table-cell office:value-type="float" office:value="12818.4384765625" table:style-name="ce2">
            <text:p>12818.44</text:p>
          </table:table-cell>
          <table:table-cell office:value-type="float" office:value="3343.67016601562" table:style-name="ce2">
            <text:p>3343.67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65.75" table:style-name="ce7">
            <text:p>65.75</text:p>
          </table:table-cell>
          <table:table-cell office:value-type="float" office:value="31.140927627133198" table:style-name="ce4">
            <text:p>31.141</text:p>
          </table:table-cell>
          <table:table-cell office:value-type="float" office:value="0.83105783394757105" table:style-name="ce5">
            <text:p>0.83106</text:p>
          </table:table-cell>
          <table:table-cell office:value-type="float" office:value="12380.244628906201" table:style-name="ce2">
            <text:p>12380.24</text:p>
          </table:table-cell>
          <table:table-cell office:value-type="float" office:value="3172.63745117187" table:style-name="ce2">
            <text:p>3172.64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55.125" table:style-name="ce7">
            <text:p>55.125</text:p>
          </table:table-cell>
          <table:table-cell office:value-type="float" office:value="31.932501207432601" table:style-name="ce4">
            <text:p>31.933</text:p>
          </table:table-cell>
          <table:table-cell office:value-type="float" office:value="0.84597037816203202" table:style-name="ce5">
            <text:p>0.84597</text:p>
          </table:table-cell>
          <table:table-cell office:value-type="float" office:value="11510.218261718701" table:style-name="ce2">
            <text:p>11510.22</text:p>
          </table:table-cell>
          <table:table-cell office:value-type="float" office:value="3135.64624023437" table:style-name="ce2">
            <text:p>3135.65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47.5" table:style-name="ce7">
            <text:p>47.5</text:p>
          </table:table-cell>
          <table:table-cell office:value-type="float" office:value="32.6221671914304" table:style-name="ce4">
            <text:p>32.622</text:p>
          </table:table-cell>
          <table:table-cell office:value-type="float" office:value="0.85784927332350702" table:style-name="ce5">
            <text:p>0.85785</text:p>
          </table:table-cell>
          <table:table-cell office:value-type="float" office:value="11226.62109375" table:style-name="ce2">
            <text:p>11226.62</text:p>
          </table:table-cell>
          <table:table-cell office:value-type="float" office:value="3144.150390625" table:style-name="ce2">
            <text:p>3144.15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41.5" table:style-name="ce7">
            <text:p>41.5</text:p>
          </table:table-cell>
          <table:table-cell office:value-type="float" office:value="33.222591414863302" table:style-name="ce4">
            <text:p>33.223</text:p>
          </table:table-cell>
          <table:table-cell office:value-type="float" office:value="0.869213988021175" table:style-name="ce5">
            <text:p>0.86921</text:p>
          </table:table-cell>
          <table:table-cell office:value-type="float" office:value="10975.2587890625" table:style-name="ce2">
            <text:p>10975.26</text:p>
          </table:table-cell>
          <table:table-cell office:value-type="float" office:value="3058.66748046875" table:style-name="ce2">
            <text:p>3058.67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36.625" table:style-name="ce7">
            <text:p>36.625</text:p>
          </table:table-cell>
          <table:table-cell office:value-type="float" office:value="33.802095907453001" table:style-name="ce4">
            <text:p>33.802</text:p>
          </table:table-cell>
          <table:table-cell office:value-type="float" office:value="0.87863427204228495" table:style-name="ce5">
            <text:p>0.87863</text:p>
          </table:table-cell>
          <table:table-cell office:value-type="float" office:value="10674.992675781201" table:style-name="ce2">
            <text:p>10674.99</text:p>
          </table:table-cell>
          <table:table-cell office:value-type="float" office:value="2898.0908203125" table:style-name="ce2">
            <text:p>2898.09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32.625" table:style-name="ce7">
            <text:p>32.625</text:p>
          </table:table-cell>
          <table:table-cell office:value-type="float" office:value="34.3308875672667" table:style-name="ce4">
            <text:p>34.331</text:p>
          </table:table-cell>
          <table:table-cell office:value-type="float" office:value="0.88679808673660698" table:style-name="ce5">
            <text:p>0.88680</text:p>
          </table:table-cell>
          <table:table-cell office:value-type="float" office:value="10279.237792968701" table:style-name="ce2">
            <text:p>10279.24</text:p>
          </table:table-cell>
          <table:table-cell office:value-type="float" office:value="2898.51879882812" table:style-name="ce2">
            <text:p>2898.52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29.25" table:style-name="ce7">
            <text:p>29.25</text:p>
          </table:table-cell>
          <table:table-cell office:value-type="float" office:value="34.807733011477502" table:style-name="ce4">
            <text:p>34.808</text:p>
          </table:table-cell>
          <table:table-cell office:value-type="float" office:value="0.89429340314306804" table:style-name="ce5">
            <text:p>0.89429</text:p>
          </table:table-cell>
          <table:table-cell office:value-type="float" office:value="10268.41796875" table:style-name="ce2">
            <text:p>10268.42</text:p>
          </table:table-cell>
          <table:table-cell office:value-type="float" office:value="2846.02783203125" table:style-name="ce2">
            <text:p>2846.03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26.625" table:style-name="ce7">
            <text:p>26.625</text:p>
          </table:table-cell>
          <table:table-cell office:value-type="float" office:value="35.226135229665999" table:style-name="ce4">
            <text:p>35.226</text:p>
          </table:table-cell>
          <table:table-cell office:value-type="float" office:value="0.90011862208105597" table:style-name="ce5">
            <text:p>0.90012</text:p>
          </table:table-cell>
          <table:table-cell office:value-type="float" office:value="10074.3681640625" table:style-name="ce2">
            <text:p>10074.37</text:p>
          </table:table-cell>
          <table:table-cell office:value-type="float" office:value="2750.24755859375" table:style-name="ce2">
            <text:p>2750.25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24.25" table:style-name="ce7">
            <text:p>24.25</text:p>
          </table:table-cell>
          <table:table-cell office:value-type="float" office:value="35.641639676627697" table:style-name="ce4">
            <text:p>35.642</text:p>
          </table:table-cell>
          <table:table-cell office:value-type="float" office:value="0.90555643303024502" table:style-name="ce5">
            <text:p>0.90556</text:p>
          </table:table-cell>
          <table:table-cell office:value-type="float" office:value="9997.267578125" table:style-name="ce2">
            <text:p>9997.27</text:p>
          </table:table-cell>
          <table:table-cell office:value-type="float" office:value="2767.64721679687" table:style-name="ce2">
            <text:p>2767.65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22.375" table:style-name="ce7">
            <text:p>22.375</text:p>
          </table:table-cell>
          <table:table-cell office:value-type="float" office:value="36.000181469632999" table:style-name="ce4">
            <text:p>36.000</text:p>
          </table:table-cell>
          <table:table-cell office:value-type="float" office:value="0.910425519649395" table:style-name="ce5">
            <text:p>0.91043</text:p>
          </table:table-cell>
          <table:table-cell office:value-type="float" office:value="9959.48828125" table:style-name="ce2">
            <text:p>9959.49</text:p>
          </table:table-cell>
          <table:table-cell office:value-type="float" office:value="2787.64086914062" table:style-name="ce2">
            <text:p>2787.64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20.625" table:style-name="ce7">
            <text:p>20.625</text:p>
          </table:table-cell>
          <table:table-cell office:value-type="float" office:value="36.372711640639501" table:style-name="ce4">
            <text:p>36.373</text:p>
          </table:table-cell>
          <table:table-cell office:value-type="float" office:value="0.91498066143227996" table:style-name="ce5">
            <text:p>0.91498</text:p>
          </table:table-cell>
          <table:table-cell office:value-type="float" office:value="9868.130859375" table:style-name="ce2">
            <text:p>9868.13</text:p>
          </table:table-cell>
          <table:table-cell office:value-type="float" office:value="2719.79833984375" table:style-name="ce2">
            <text:p>2719.80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72751.75137192401" table:style-name="ce6">
            <text:p>172751.7514</text:p>
          </table:table-cell>
          <table:table-cell office:value-type="float" office:value="1588562.6253952" table:style-name="ce7">
            <text:p>1588562.625</text:p>
          </table:table-cell>
          <table:table-cell table:number-columns-repeated="16382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  <table:table table:name="Mandrill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169.875" table:style-name="ce7">
            <text:p>169.875</text:p>
          </table:table-cell>
          <table:table-cell office:value-type="float" office:value="21.323314014567099" table:style-name="ce4">
            <text:p>21.323</text:p>
          </table:table-cell>
          <table:table-cell office:value-type="float" office:value="0.53375558359002395" table:style-name="ce5">
            <text:p>0.53376</text:p>
          </table:table-cell>
          <table:table-cell office:value-type="float" office:value="56139.590332031199" table:style-name="ce2">
            <text:p>56139.59</text:p>
          </table:table-cell>
          <table:table-cell office:value-type="float" office:value="10788.973144531201" table:style-name="ce2">
            <text:p>10788.97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150" table:style-name="ce7">
            <text:p>150</text:p>
          </table:table-cell>
          <table:table-cell office:value-type="float" office:value="21.767167004955901" table:style-name="ce4">
            <text:p>21.767</text:p>
          </table:table-cell>
          <table:table-cell office:value-type="float" office:value="0.57055994477780503" table:style-name="ce5">
            <text:p>0.57056</text:p>
          </table:table-cell>
          <table:table-cell office:value-type="float" office:value="59556.2470703125" table:style-name="ce2">
            <text:p>59556.25</text:p>
          </table:table-cell>
          <table:table-cell office:value-type="float" office:value="11293.7946777343" table:style-name="ce2">
            <text:p>11293.79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133.875" table:style-name="ce7">
            <text:p>133.875</text:p>
          </table:table-cell>
          <table:table-cell office:value-type="float" office:value="22.200958210517602" table:style-name="ce4">
            <text:p>22.201</text:p>
          </table:table-cell>
          <table:table-cell office:value-type="float" office:value="0.602086791157048" table:style-name="ce5">
            <text:p>0.60209</text:p>
          </table:table-cell>
          <table:table-cell office:value-type="float" office:value="61400.3798828125" table:style-name="ce2">
            <text:p>61400.38</text:p>
          </table:table-cell>
          <table:table-cell office:value-type="float" office:value="11788.798339843701" table:style-name="ce2">
            <text:p>11788.80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120.75" table:style-name="ce7">
            <text:p>120.75</text:p>
          </table:table-cell>
          <table:table-cell office:value-type="float" office:value="22.6315197910927" table:style-name="ce4">
            <text:p>22.632</text:p>
          </table:table-cell>
          <table:table-cell office:value-type="float" office:value="0.629301262789564" table:style-name="ce5">
            <text:p>0.62930</text:p>
          </table:table-cell>
          <table:table-cell office:value-type="float" office:value="62887.7998046875" table:style-name="ce2">
            <text:p>62887.80</text:p>
          </table:table-cell>
          <table:table-cell office:value-type="float" office:value="11878.619140625" table:style-name="ce2">
            <text:p>11878.62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109.875" table:style-name="ce7">
            <text:p>109.875</text:p>
          </table:table-cell>
          <table:table-cell office:value-type="float" office:value="23.048202928350999" table:style-name="ce4">
            <text:p>23.048</text:p>
          </table:table-cell>
          <table:table-cell office:value-type="float" office:value="0.65271979673818004" table:style-name="ce5">
            <text:p>0.65272</text:p>
          </table:table-cell>
          <table:table-cell office:value-type="float" office:value="63192.342285156199" table:style-name="ce2">
            <text:p>63192.34</text:p>
          </table:table-cell>
          <table:table-cell office:value-type="float" office:value="12019.258300781201" table:style-name="ce2">
            <text:p>12019.26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101" table:style-name="ce7">
            <text:p>101</text:p>
          </table:table-cell>
          <table:table-cell office:value-type="float" office:value="23.424100271410801" table:style-name="ce4">
            <text:p>23.424</text:p>
          </table:table-cell>
          <table:table-cell office:value-type="float" office:value="0.67393036188186495" table:style-name="ce5">
            <text:p>0.67393</text:p>
          </table:table-cell>
          <table:table-cell office:value-type="float" office:value="64834.009765625" table:style-name="ce2">
            <text:p>64834.01</text:p>
          </table:table-cell>
          <table:table-cell office:value-type="float" office:value="11871.7287597656" table:style-name="ce2">
            <text:p>11871.73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93.25" table:style-name="ce7">
            <text:p>93.25</text:p>
          </table:table-cell>
          <table:table-cell office:value-type="float" office:value="23.795534985266901" table:style-name="ce4">
            <text:p>23.796</text:p>
          </table:table-cell>
          <table:table-cell office:value-type="float" office:value="0.69418811707718497" table:style-name="ce5">
            <text:p>0.69419</text:p>
          </table:table-cell>
          <table:table-cell office:value-type="float" office:value="64487.515136718699" table:style-name="ce2">
            <text:p>64487.52</text:p>
          </table:table-cell>
          <table:table-cell office:value-type="float" office:value="11685.681152343701" table:style-name="ce2">
            <text:p>11685.68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86.75" table:style-name="ce7">
            <text:p>86.75</text:p>
          </table:table-cell>
          <table:table-cell office:value-type="float" office:value="24.141863320109" table:style-name="ce4">
            <text:p>24.142</text:p>
          </table:table-cell>
          <table:table-cell office:value-type="float" office:value="0.71037811287155905" table:style-name="ce5">
            <text:p>0.71038</text:p>
          </table:table-cell>
          <table:table-cell office:value-type="float" office:value="64872.432128906199" table:style-name="ce2">
            <text:p>64872.43</text:p>
          </table:table-cell>
          <table:table-cell office:value-type="float" office:value="11757.433105468701" table:style-name="ce2">
            <text:p>11757.43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81" table:style-name="ce7">
            <text:p>81</text:p>
          </table:table-cell>
          <table:table-cell office:value-type="float" office:value="24.490173898480499" table:style-name="ce4">
            <text:p>24.490</text:p>
          </table:table-cell>
          <table:table-cell office:value-type="float" office:value="0.72580548473906203" table:style-name="ce5">
            <text:p>0.72581</text:p>
          </table:table-cell>
          <table:table-cell office:value-type="float" office:value="65553.011230468706" table:style-name="ce2">
            <text:p>65553.01</text:p>
          </table:table-cell>
          <table:table-cell office:value-type="float" office:value="11684.2687988281" table:style-name="ce2">
            <text:p>11684.27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75.875" table:style-name="ce7">
            <text:p>75.875</text:p>
          </table:table-cell>
          <table:table-cell office:value-type="float" office:value="24.823786645694302" table:style-name="ce4">
            <text:p>24.824</text:p>
          </table:table-cell>
          <table:table-cell office:value-type="float" office:value="0.739975124814514" table:style-name="ce5">
            <text:p>0.73998</text:p>
          </table:table-cell>
          <table:table-cell office:value-type="float" office:value="66268.009277343706" table:style-name="ce2">
            <text:p>66268.01</text:p>
          </table:table-cell>
          <table:table-cell office:value-type="float" office:value="11559.3708496093" table:style-name="ce2">
            <text:p>11559.37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71.125" table:style-name="ce7">
            <text:p>71.125</text:p>
          </table:table-cell>
          <table:table-cell office:value-type="float" office:value="25.16674789799" table:style-name="ce4">
            <text:p>25.167</text:p>
          </table:table-cell>
          <table:table-cell office:value-type="float" office:value="0.75323149133471501" table:style-name="ce5">
            <text:p>0.75323</text:p>
          </table:table-cell>
          <table:table-cell office:value-type="float" office:value="65740.250488281206" table:style-name="ce2">
            <text:p>65740.25</text:p>
          </table:table-cell>
          <table:table-cell office:value-type="float" office:value="11527.2978515625" table:style-name="ce2">
            <text:p>11527.30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66.875" table:style-name="ce7">
            <text:p>66.875</text:p>
          </table:table-cell>
          <table:table-cell office:value-type="float" office:value="25.494371418865502" table:style-name="ce4">
            <text:p>25.494</text:p>
          </table:table-cell>
          <table:table-cell office:value-type="float" office:value="0.76532673028901899" table:style-name="ce5">
            <text:p>0.76533</text:p>
          </table:table-cell>
          <table:table-cell office:value-type="float" office:value="65965.331542968706" table:style-name="ce2">
            <text:p>65965.33</text:p>
          </table:table-cell>
          <table:table-cell office:value-type="float" office:value="11419.8229980468" table:style-name="ce2">
            <text:p>11419.82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63.125" table:style-name="ce7">
            <text:p>63.125</text:p>
          </table:table-cell>
          <table:table-cell office:value-type="float" office:value="25.809350392152801" table:style-name="ce4">
            <text:p>25.809</text:p>
          </table:table-cell>
          <table:table-cell office:value-type="float" office:value="0.77700085434467403" table:style-name="ce5">
            <text:p>0.77700</text:p>
          </table:table-cell>
          <table:table-cell office:value-type="float" office:value="66338.466796875" table:style-name="ce2">
            <text:p>66338.47</text:p>
          </table:table-cell>
          <table:table-cell office:value-type="float" office:value="11064.1259765625" table:style-name="ce2">
            <text:p>11064.13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26997.145756504" table:style-name="ce6">
            <text:p>126997.1458</text:p>
          </table:table-cell>
          <table:table-cell office:value-type="float" office:value="4041267.1892753402" table:style-name="ce7">
            <text:p>4041267.189</text:p>
          </table:table-cell>
          <table:table-cell table:number-columns-repeated="16382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  <table:table table:name="Milkdrop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59.875" table:style-name="ce7">
            <text:p>59.875</text:p>
          </table:table-cell>
          <table:table-cell office:value-type="float" office:value="33.6414012576762" table:style-name="ce4">
            <text:p>33.641</text:p>
          </table:table-cell>
          <table:table-cell office:value-type="float" office:value="0.83020449476484903" table:style-name="ce5">
            <text:p>0.83020</text:p>
          </table:table-cell>
          <table:table-cell office:value-type="float" office:value="6179.9873046875" table:style-name="ce2">
            <text:p>6179.99</text:p>
          </table:table-cell>
          <table:table-cell office:value-type="float" office:value="1886.78515625" table:style-name="ce2">
            <text:p>1886.79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45.75" table:style-name="ce7">
            <text:p>45.75</text:p>
          </table:table-cell>
          <table:table-cell office:value-type="float" office:value="34.695793772509496" table:style-name="ce4">
            <text:p>34.696</text:p>
          </table:table-cell>
          <table:table-cell office:value-type="float" office:value="0.84886756144797304" table:style-name="ce5">
            <text:p>0.84887</text:p>
          </table:table-cell>
          <table:table-cell office:value-type="float" office:value="5855.92138671875" table:style-name="ce2">
            <text:p>5855.92</text:p>
          </table:table-cell>
          <table:table-cell office:value-type="float" office:value="1883.2177734375" table:style-name="ce2">
            <text:p>1883.22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36.875" table:style-name="ce7">
            <text:p>36.875</text:p>
          </table:table-cell>
          <table:table-cell office:value-type="float" office:value="35.456872281551099" table:style-name="ce4">
            <text:p>35.457</text:p>
          </table:table-cell>
          <table:table-cell office:value-type="float" office:value="0.86342082159240596" table:style-name="ce5">
            <text:p>0.86342</text:p>
          </table:table-cell>
          <table:table-cell office:value-type="float" office:value="5664.5703125" table:style-name="ce2">
            <text:p>5664.57</text:p>
          </table:table-cell>
          <table:table-cell office:value-type="float" office:value="1912.56420898437" table:style-name="ce2">
            <text:p>1912.56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30.875" table:style-name="ce7">
            <text:p>30.875</text:p>
          </table:table-cell>
          <table:table-cell office:value-type="float" office:value="36.078400302111802" table:style-name="ce4">
            <text:p>36.078</text:p>
          </table:table-cell>
          <table:table-cell office:value-type="float" office:value="0.87452079330259203" table:style-name="ce5">
            <text:p>0.87452</text:p>
          </table:table-cell>
          <table:table-cell office:value-type="float" office:value="5735.134765625" table:style-name="ce2">
            <text:p>5735.13</text:p>
          </table:table-cell>
          <table:table-cell office:value-type="float" office:value="1941.29150390625" table:style-name="ce2">
            <text:p>1941.29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26.75" table:style-name="ce7">
            <text:p>26.75</text:p>
          </table:table-cell>
          <table:table-cell office:value-type="float" office:value="36.573200674302498" table:style-name="ce4">
            <text:p>36.573</text:p>
          </table:table-cell>
          <table:table-cell office:value-type="float" office:value="0.88340587194643005" table:style-name="ce5">
            <text:p>0.88341</text:p>
          </table:table-cell>
          <table:table-cell office:value-type="float" office:value="5661.0927734375" table:style-name="ce2">
            <text:p>5661.09</text:p>
          </table:table-cell>
          <table:table-cell office:value-type="float" office:value="1889.73559570312" table:style-name="ce2">
            <text:p>1889.74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23.5" table:style-name="ce7">
            <text:p>23.5</text:p>
          </table:table-cell>
          <table:table-cell office:value-type="float" office:value="37.034076328812503" table:style-name="ce4">
            <text:p>37.034</text:p>
          </table:table-cell>
          <table:table-cell office:value-type="float" office:value="0.89173724374544205" table:style-name="ce5">
            <text:p>0.89174</text:p>
          </table:table-cell>
          <table:table-cell office:value-type="float" office:value="5627.6552734375" table:style-name="ce2">
            <text:p>5627.66</text:p>
          </table:table-cell>
          <table:table-cell office:value-type="float" office:value="1904.97216796875" table:style-name="ce2">
            <text:p>1904.97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21.125" table:style-name="ce7">
            <text:p>21.125</text:p>
          </table:table-cell>
          <table:table-cell office:value-type="float" office:value="37.419771678759602" table:style-name="ce4">
            <text:p>37.420</text:p>
          </table:table-cell>
          <table:table-cell office:value-type="float" office:value="0.89902874720811099" table:style-name="ce5">
            <text:p>0.89903</text:p>
          </table:table-cell>
          <table:table-cell office:value-type="float" office:value="5725.94384765625" table:style-name="ce2">
            <text:p>5725.94</text:p>
          </table:table-cell>
          <table:table-cell office:value-type="float" office:value="1898.69848632812" table:style-name="ce2">
            <text:p>1898.70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9.25" table:style-name="ce7">
            <text:p>19.25</text:p>
          </table:table-cell>
          <table:table-cell office:value-type="float" office:value="37.7766015073286" table:style-name="ce4">
            <text:p>37.777</text:p>
          </table:table-cell>
          <table:table-cell office:value-type="float" office:value="0.90486117716679604" table:style-name="ce5">
            <text:p>0.90486</text:p>
          </table:table-cell>
          <table:table-cell office:value-type="float" office:value="5730.42919921875" table:style-name="ce2">
            <text:p>5730.43</text:p>
          </table:table-cell>
          <table:table-cell office:value-type="float" office:value="1920.06713867187" table:style-name="ce2">
            <text:p>1920.07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7.5" table:style-name="ce7">
            <text:p>17.5</text:p>
          </table:table-cell>
          <table:table-cell office:value-type="float" office:value="38.1510209402472" table:style-name="ce4">
            <text:p>38.151</text:p>
          </table:table-cell>
          <table:table-cell office:value-type="float" office:value="0.91145105195589105" table:style-name="ce5">
            <text:p>0.91145</text:p>
          </table:table-cell>
          <table:table-cell office:value-type="float" office:value="5710.28955078125" table:style-name="ce2">
            <text:p>5710.29</text:p>
          </table:table-cell>
          <table:table-cell office:value-type="float" office:value="1901.74243164062" table:style-name="ce2">
            <text:p>1901.74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6.25" table:style-name="ce7">
            <text:p>16.25</text:p>
          </table:table-cell>
          <table:table-cell office:value-type="float" office:value="38.4511596665117" table:style-name="ce4">
            <text:p>38.451</text:p>
          </table:table-cell>
          <table:table-cell office:value-type="float" office:value="0.91621596127697802" table:style-name="ce5">
            <text:p>0.91622</text:p>
          </table:table-cell>
          <table:table-cell office:value-type="float" office:value="5739.0751953125" table:style-name="ce2">
            <text:p>5739.08</text:p>
          </table:table-cell>
          <table:table-cell office:value-type="float" office:value="1901.5966796875" table:style-name="ce2">
            <text:p>1901.60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5" table:style-name="ce7">
            <text:p>15</text:p>
          </table:table-cell>
          <table:table-cell office:value-type="float" office:value="38.783838055524299" table:style-name="ce4">
            <text:p>38.784</text:p>
          </table:table-cell>
          <table:table-cell office:value-type="float" office:value="0.92141070405827397" table:style-name="ce5">
            <text:p>0.92141</text:p>
          </table:table-cell>
          <table:table-cell office:value-type="float" office:value="5758.05126953125" table:style-name="ce2">
            <text:p>5758.05</text:p>
          </table:table-cell>
          <table:table-cell office:value-type="float" office:value="1906.66162109375" table:style-name="ce2">
            <text:p>1906.66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4.125" table:style-name="ce7">
            <text:p>14.125</text:p>
          </table:table-cell>
          <table:table-cell office:value-type="float" office:value="39.044655659400902" table:style-name="ce4">
            <text:p>39.045</text:p>
          </table:table-cell>
          <table:table-cell office:value-type="float" office:value="0.92539119280056503" table:style-name="ce5">
            <text:p>0.92539</text:p>
          </table:table-cell>
          <table:table-cell office:value-type="float" office:value="5768.8076171875" table:style-name="ce2">
            <text:p>5768.81</text:p>
          </table:table-cell>
          <table:table-cell office:value-type="float" office:value="1912.72412109375" table:style-name="ce2">
            <text:p>1912.72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3.375" table:style-name="ce7">
            <text:p>13.375</text:p>
          </table:table-cell>
          <table:table-cell office:value-type="float" office:value="39.290664186843102" table:style-name="ce4">
            <text:p>39.291</text:p>
          </table:table-cell>
          <table:table-cell office:value-type="float" office:value="0.92888938208085103" table:style-name="ce5">
            <text:p>0.92889</text:p>
          </table:table-cell>
          <table:table-cell office:value-type="float" office:value="5800.84326171875" table:style-name="ce2">
            <text:p>5800.84</text:p>
          </table:table-cell>
          <table:table-cell office:value-type="float" office:value="1921.8232421875" table:style-name="ce2">
            <text:p>1921.82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35132.70337031799" table:style-name="ce6">
            <text:p>135132.7034</text:p>
          </table:table-cell>
          <table:table-cell office:value-type="float" office:value="1111405.60682608" table:style-name="ce7">
            <text:p>1111405.607</text:p>
          </table:table-cell>
          <table:table-cell table:number-columns-repeated="16382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  <table:table table:name="Sailboat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152.125" table:style-name="ce7">
            <text:p>152.125</text:p>
          </table:table-cell>
          <table:table-cell office:value-type="float" office:value="24.722135842599801" table:style-name="ce4">
            <text:p>24.722</text:p>
          </table:table-cell>
          <table:table-cell office:value-type="float" office:value="0.64014388286178503" table:style-name="ce5">
            <text:p>0.64014</text:p>
          </table:table-cell>
          <table:table-cell office:value-type="float" office:value="28020.386230468699" table:style-name="ce2">
            <text:p>28020.39</text:p>
          </table:table-cell>
          <table:table-cell office:value-type="float" office:value="7468.2705078125" table:style-name="ce2">
            <text:p>7468.27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124.125" table:style-name="ce7">
            <text:p>124.125</text:p>
          </table:table-cell>
          <table:table-cell office:value-type="float" office:value="25.5241571459384" table:style-name="ce4">
            <text:p>25.524</text:p>
          </table:table-cell>
          <table:table-cell office:value-type="float" office:value="0.66675125678140301" table:style-name="ce5">
            <text:p>0.66675</text:p>
          </table:table-cell>
          <table:table-cell office:value-type="float" office:value="26440.495605468699" table:style-name="ce2">
            <text:p>26440.50</text:p>
          </table:table-cell>
          <table:table-cell office:value-type="float" office:value="7283.73486328125" table:style-name="ce2">
            <text:p>7283.73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104.375" table:style-name="ce7">
            <text:p>104.375</text:p>
          </table:table-cell>
          <table:table-cell office:value-type="float" office:value="26.2698568818635" table:style-name="ce4">
            <text:p>26.270</text:p>
          </table:table-cell>
          <table:table-cell office:value-type="float" office:value="0.69229221676673203" table:style-name="ce5">
            <text:p>0.69229</text:p>
          </table:table-cell>
          <table:table-cell office:value-type="float" office:value="25533.157714843699" table:style-name="ce2">
            <text:p>25533.16</text:p>
          </table:table-cell>
          <table:table-cell office:value-type="float" office:value="7076.7531738281205" table:style-name="ce2">
            <text:p>7076.75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89.5" table:style-name="ce7">
            <text:p>89.5</text:p>
          </table:table-cell>
          <table:table-cell office:value-type="float" office:value="26.919619796947298" table:style-name="ce4">
            <text:p>26.920</text:p>
          </table:table-cell>
          <table:table-cell office:value-type="float" office:value="0.71629240159787999" table:style-name="ce5">
            <text:p>0.71629</text:p>
          </table:table-cell>
          <table:table-cell office:value-type="float" office:value="24877.673339843699" table:style-name="ce2">
            <text:p>24877.67</text:p>
          </table:table-cell>
          <table:table-cell office:value-type="float" office:value="6873.5703125" table:style-name="ce2">
            <text:p>6873.57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78.25" table:style-name="ce7">
            <text:p>78.25</text:p>
          </table:table-cell>
          <table:table-cell office:value-type="float" office:value="27.488520998416998" table:style-name="ce4">
            <text:p>27.489</text:p>
          </table:table-cell>
          <table:table-cell office:value-type="float" office:value="0.73500396234822196" table:style-name="ce5">
            <text:p>0.73500</text:p>
          </table:table-cell>
          <table:table-cell office:value-type="float" office:value="24435.343261718699" table:style-name="ce2">
            <text:p>24435.34</text:p>
          </table:table-cell>
          <table:table-cell office:value-type="float" office:value="7062.65283203125" table:style-name="ce2">
            <text:p>7062.65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69.875" table:style-name="ce7">
            <text:p>69.875</text:p>
          </table:table-cell>
          <table:table-cell office:value-type="float" office:value="27.989989996176501" table:style-name="ce4">
            <text:p>27.990</text:p>
          </table:table-cell>
          <table:table-cell office:value-type="float" office:value="0.75228568439444798" table:style-name="ce5">
            <text:p>0.75229</text:p>
          </table:table-cell>
          <table:table-cell office:value-type="float" office:value="24192.5546875" table:style-name="ce2">
            <text:p>24192.55</text:p>
          </table:table-cell>
          <table:table-cell office:value-type="float" office:value="7144.57421875" table:style-name="ce2">
            <text:p>7144.57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62.75" table:style-name="ce7">
            <text:p>62.75</text:p>
          </table:table-cell>
          <table:table-cell office:value-type="float" office:value="28.468983318423" table:style-name="ce4">
            <text:p>28.469</text:p>
          </table:table-cell>
          <table:table-cell office:value-type="float" office:value="0.76751027966249696" table:style-name="ce5">
            <text:p>0.76751</text:p>
          </table:table-cell>
          <table:table-cell office:value-type="float" office:value="23593.67578125" table:style-name="ce2">
            <text:p>23593.68</text:p>
          </table:table-cell>
          <table:table-cell office:value-type="float" office:value="6928.11181640625" table:style-name="ce2">
            <text:p>6928.11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56.875" table:style-name="ce7">
            <text:p>56.875</text:p>
          </table:table-cell>
          <table:table-cell office:value-type="float" office:value="28.905752348003801" table:style-name="ce4">
            <text:p>28.906</text:p>
          </table:table-cell>
          <table:table-cell office:value-type="float" office:value="0.78139624399909902" table:style-name="ce5">
            <text:p>0.78140</text:p>
          </table:table-cell>
          <table:table-cell office:value-type="float" office:value="23370.043457031199" table:style-name="ce2">
            <text:p>23370.04</text:p>
          </table:table-cell>
          <table:table-cell office:value-type="float" office:value="6763.0344238281205" table:style-name="ce2">
            <text:p>6763.03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51.875" table:style-name="ce7">
            <text:p>51.875</text:p>
          </table:table-cell>
          <table:table-cell office:value-type="float" office:value="29.328600549637301" table:style-name="ce4">
            <text:p>29.329</text:p>
          </table:table-cell>
          <table:table-cell office:value-type="float" office:value="0.79418618079093894" table:style-name="ce5">
            <text:p>0.79419</text:p>
          </table:table-cell>
          <table:table-cell office:value-type="float" office:value="23143.41796875" table:style-name="ce2">
            <text:p>23143.42</text:p>
          </table:table-cell>
          <table:table-cell office:value-type="float" office:value="6899.83203125" table:style-name="ce2">
            <text:p>6899.83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47.625" table:style-name="ce7">
            <text:p>47.625</text:p>
          </table:table-cell>
          <table:table-cell office:value-type="float" office:value="29.730618458260501" table:style-name="ce4">
            <text:p>29.731</text:p>
          </table:table-cell>
          <table:table-cell office:value-type="float" office:value="0.80455746131988304" table:style-name="ce5">
            <text:p>0.80456</text:p>
          </table:table-cell>
          <table:table-cell office:value-type="float" office:value="23012.387207031199" table:style-name="ce2">
            <text:p>23012.39</text:p>
          </table:table-cell>
          <table:table-cell office:value-type="float" office:value="6823.48193359375" table:style-name="ce2">
            <text:p>6823.48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43.875" table:style-name="ce7">
            <text:p>43.875</text:p>
          </table:table-cell>
          <table:table-cell office:value-type="float" office:value="30.111467563379598" table:style-name="ce4">
            <text:p>30.111</text:p>
          </table:table-cell>
          <table:table-cell office:value-type="float" office:value="0.81625161920987299" table:style-name="ce5">
            <text:p>0.81625</text:p>
          </table:table-cell>
          <table:table-cell office:value-type="float" office:value="23094.26171875" table:style-name="ce2">
            <text:p>23094.26</text:p>
          </table:table-cell>
          <table:table-cell office:value-type="float" office:value="6787.9758300781205" table:style-name="ce2">
            <text:p>6787.98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40.75" table:style-name="ce7">
            <text:p>40.75</text:p>
          </table:table-cell>
          <table:table-cell office:value-type="float" office:value="30.459800332524601" table:style-name="ce4">
            <text:p>30.460</text:p>
          </table:table-cell>
          <table:table-cell office:value-type="float" office:value="0.82573817823820195" table:style-name="ce5">
            <text:p>0.82574</text:p>
          </table:table-cell>
          <table:table-cell office:value-type="float" office:value="23113.294433593699" table:style-name="ce2">
            <text:p>23113.29</text:p>
          </table:table-cell>
          <table:table-cell office:value-type="float" office:value="6784.07666015625" table:style-name="ce2">
            <text:p>6784.08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38" table:style-name="ce7">
            <text:p>38</text:p>
          </table:table-cell>
          <table:table-cell office:value-type="float" office:value="30.799709129061799" table:style-name="ce4">
            <text:p>30.800</text:p>
          </table:table-cell>
          <table:table-cell office:value-type="float" office:value="0.83363369341904403" table:style-name="ce5">
            <text:p>0.83363</text:p>
          </table:table-cell>
          <table:table-cell office:value-type="float" office:value="23181.303222656199" table:style-name="ce2">
            <text:p>23181.30</text:p>
          </table:table-cell>
          <table:table-cell office:value-type="float" office:value="6716.9812011718705" table:style-name="ce2">
            <text:p>6716.98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27400.32295764401" table:style-name="ce6">
            <text:p>227400.323</text:p>
          </table:table-cell>
          <table:table-cell office:value-type="float" office:value="2671849.6908011702" table:style-name="ce7">
            <text:p>2671849.691</text:p>
          </table:table-cell>
          <table:table-cell table:number-columns-repeated="16382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HG ゴシックB Sun" svg:font-family="&quot;HG ゴシックB Sun&quot;"/>
    <style:font-face style:name="ＭＳ Ｐゴシック" svg:font-family="&quot;ＭＳ Ｐゴシック&quot;"/>
    <style:font-face style:name="Var(--jp-code-font-family)" svg:font-family="Var(--jp-code-font-family)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8">
      <number:number number:decimal-places="3" number:min-integer-digits="1"/>
    </number:number-style>
    <number:number-style style:name="N49">
      <number:number number:decimal-places="5" number:min-integer-digits="1"/>
    </number:number-style>
    <number:number-style style:name="N50">
      <number:number number:decimal-places="3" number:min-integer-digits="1" number:grouping="true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HIRO</meta:initial-creator>
    <dc:creator>HIRO</dc:creator>
    <meta:creation-date>2019-12-20T17:06:05Z</meta:creation-date>
    <dc:date>2020-01-05T04:54:10Z</dc:date>
    <meta:editing-cycles>27</meta:editing-cycles>
    <meta:editing-duration>PT22279S</meta:editing-duration>
  </office:meta>
</office:document-meta>
</file>